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indent="0.3cm" style:auto-text-indent="false" style:page-number="auto" fo:background-color="transparent"/>
      <style:text-properties style:font-name="Times New Roman" fo:font-size="14pt" style:font-size-asian="14pt" style:font-size-complex="14pt"/>
    </style:style>
    <style:style style:name="P2" style:family="paragraph" style:parent-style-name="Standard">
      <loext:graphic-properties draw:fill="none"/>
      <style:paragraph-properties fo:margin-left="0cm" fo:margin-right="0cm" fo:text-indent="0.3cm" style:auto-text-indent="false" fo:background-color="transparent"/>
      <style:text-properties style:font-name="Times New Roman" fo:font-size="14pt" style:font-size-asian="14pt" style:font-size-complex="14pt"/>
    </style:style>
    <style:style style:name="P3" style:family="paragraph" style:parent-style-name="Standard">
      <loext:graphic-properties draw:fill="none"/>
      <style:paragraph-properties fo:margin-left="0cm" fo:margin-right="0cm" fo:text-indent="0.3cm" style:auto-text-indent="false" fo:background-color="transparent"/>
      <style:text-properties style:font-name="Times New Roman" fo:font-size="14pt" officeooo:paragraph-rsid="0019e811" style:font-size-asian="14pt" style:font-size-complex="14pt"/>
    </style:style>
    <style:style style:name="P4" style:family="paragraph" style:parent-style-name="Standard" style:list-style-name="L1">
      <loext:graphic-properties draw:fill="none"/>
      <style:paragraph-properties fo:background-color="transparent"/>
      <style:text-properties style:font-name="Times New Roman" fo:font-size="14pt" officeooo:paragraph-rsid="0019e811" style:font-size-asian="14pt" style:font-size-complex="14pt"/>
    </style:style>
    <style:style style:name="T1" style:family="text">
      <style:text-properties fo:language="en" fo:country="US" officeooo:rsid="0019e811"/>
    </style:style>
    <style:style style:name="T2" style:family="text">
      <style:text-properties fo:language="ru" fo:country="RU" officeooo:rsid="0019e81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Результат деятельности каждо<text:span text:style-name="T2">й </text:span>организации можно измерить в трех показателях — прибыль, капитализация и реноме. Если деятельность предприятия не направлена на улучшение этих показателей, то ее генеральный директор управляет им неэффективно.</text:p>
      <text:p text:style-name="P2"/>
      <text:p text:style-name="P3">Бизнес-стратегия часто разрабатывается по нескольким направлениям:</text:p>
      <text:list text:style-name="L1">
        <text:list-item>
          <text:p text:style-name="P4">стратегии роста (продуктовая, повышение эффективности, капитализация, партнерство, построение сети) </text:p>
        </text:list-item>
        <text:list-item>
          <text:p text:style-name="P4">инновационные стратегии</text:p>
        </text:list-item>
        <text:list-item>
          <text:p text:style-name="P4">конкурентные стратегии («гонка за лидером», дифференциации, лидерства в издержках, «война стандартов», выживания, поглощения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1T09:29:34.398000000</meta:creation-date>
    <dc:date>2023-10-11T09:50:10.163000000</dc:date>
    <meta:editing-duration>PT20M39S</meta:editing-duration>
    <meta:editing-cycles>1</meta:editing-cycles>
    <meta:generator>LibreOffice/7.6.1.2$Windows_X86_64 LibreOffice_project/f5defcebd022c5bc36bbb79be232cb6926d8f674</meta:generator>
    <meta:document-statistic meta:table-count="0" meta:image-count="0" meta:object-count="0" meta:page-count="1" meta:paragraph-count="5" meta:word-count="62" meta:character-count="557" meta:non-whitespace-character-count="501"/>
  </office:meta>
</office:document-meta>
</file>